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46c" officeooo:paragraph-rsid="000b246c"/>
    </style:style>
    <style:style style:name="P2" style:family="paragraph" style:parent-style-name="Standard">
      <style:text-properties officeooo:rsid="000b246c" officeooo:paragraph-rsid="000b246c"/>
    </style:style>
    <style:style style:name="P3" style:family="paragraph" style:parent-style-name="Standard">
      <style:paragraph-properties fo:text-align="center" style:justify-single-word="false"/>
      <style:text-properties fo:font-size="20pt" officeooo:rsid="000cac74" officeooo:paragraph-rsid="000cac74" style:font-size-asian="20pt" style:font-size-complex="20pt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left="0in" fo:margin-right="0in" fo:text-indent="0in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left="0in" fo:margin-right="0in" fo:text-indent="0in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left="0in" fo:margin-right="0in" fo:text-indent="0in" style:auto-text-indent="false"/>
    </style:style>
    <style:style style:name="P11" style:family="paragraph" style:parent-style-name="Text_20_body" style:list-style-name="L4"/>
    <style:style style:name="P12" style:family="paragraph" style:parent-style-name="Text_20_body">
      <style:text-properties officeooo:rsid="000b246c" officeooo:paragraph-rsid="000b246c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was my Journey?</text:p>
      <text:p text:style-name="P1"/>
      <text:p text:style-name="P1"/>
      <text:p text:style-name="P12">The best way to approach this is to build the backend first, ensure all its APIs are working correctly, and then build a simple frontend to interact with it.</text:p>
      <text:p text:style-name="P4">Phase 1: Backend Setup &amp; Database Modeling</text:p>
      <text:list text:style-name="L1">
        <text:list-item>
          <text:p text:style-name="P5"><text:span text:style-name="T1">Set up your Python Environment:</text:span> Use a virtual environment (<text:span text:style-name="Source_20_Text">venv</text:span>) to keep your project dependencies isolated.</text:p>
        </text:list-item>
        <text:list-item>
          <text:p text:style-name="P5"><text:span text:style-name="T1">Install FastAPI and other libraries:</text:span> You'll need <text:span text:style-name="Source_20_Text">fastapi</text:span>, <text:span text:style-name="Source_20_Text">uvicorn</text:span>, <text:span text:style-name="Source_20_Text">sqlalchemy</text:span> (for the database), <text:span text:style-name="Source_20_Text">psycopg2-binary</text:span> (if using PostgreSQL), and libraries for authentication.</text:p>
        </text:list-item>
        <text:list-item>
          <text:p text:style-name="P6"><text:span text:style-name="T1">Define the Database Schema:</text:span> Translate the tables from your document into SQL or, even better, SQLAlchemy models. This directly addresses </text:p>
          <text:p text:style-name="P6"><text:span text:style-name="T1">Task A</text:span>.</text:p>
        </text:list-item>
      </text:list>
      <text:p text:style-name="P4">Phase 2: Authentication (Google OAuth &amp; JWT)</text:p>
      <text:list text:style-name="L2">
        <text:list-item>
          <text:p text:style-name="P7"><text:span text:style-name="T1">Set up Google OAuth Credentials:</text:span> Go to the Google Cloud Console, create a new project, and get your <text:span text:style-name="Source_20_Text">Client ID</text:span>.</text:p>
        </text:list-item>
        <text:list-item>
          <text:p text:style-name="P7"><text:span text:style-name="T1">Implement the Login Flow:</text:span> Create a backend endpoint that receives a token from the frontend after a user logs in with Google.</text:p>
        </text:list-item>
        <text:list-item>
          <text:p text:style-name="P7"><text:span text:style-name="T1">Verify the Token:</text:span> Your backend will verify this token with Google.</text:p>
        </text:list-item>
        <text:list-item>
          <text:p text:style-name="P8"><text:span text:style-name="T1">Create User &amp; Issue JWT:</text:span> If the token is valid, check if a user with that <text:span text:style-name="Source_20_Text">google_id</text:span> exists. If not, create one. Then, issue your own JSON Web Token (JWT) to the user.</text:p>
        </text:list-item>
      </text:list>
      <text:p text:style-name="P4">Phase 3: Core API Endpoints</text:p>
      <text:list text:style-name="L3">
        <text:list-item>
          <text:p text:style-name="P9"><text:span text:style-name="T1">Implement the Order Flow:</text:span> Create an endpoint for placing an order. This endpoint must be protected (require a JWT) and must validate that the associated payment was successful (</text:p>
          <text:p text:style-name="P10"><text:span text:style-name="Source_20_Text">status</text:span> is 'pass') before creating the order record.</text:p>
        </text:list-item>
        <text:list-item>
          <text:p text:style-name="P10"><text:span text:style-name="T1">Implement Analytical Queries:</text:span> Create endpoints that run the specific queries required, such as calculating earnings and finding top customers.</text:p>
        </text:list-item>
      </text:list>
      <text:p text:style-name="P4">Phase 4: Frontend Development</text:p>
      <text:list text:style-name="L4">
        <text:list-item>
          <text:p text:style-name="P11"><text:span text:style-name="T1">Choose a Framework:</text:span> React or Vue.js are good choices. I'll provide a simple React example.</text:p>
        </text:list-item>
        <text:list-item>
          <text:p text:style-name="P11"><text:span text:style-name="T1">Implement Google Login:</text:span> Use a library to add a "Login with Google" button.</text:p>
        </text:list-item>
        <text:list-item>
          <text:p text:style-name="P11"><text:span text:style-name="T1">Connect to Backend:</text:span> When the user logs in, send the Google token to your backend's authentication endpoint.</text:p>
        </text:list-item>
        <text:list-item>
          <text:p text:style-name="P11"><text:span text:style-name="T1">Manage State:</text:span> Store the JWT you receive from your backend and use it in the <text:span text:style-name="Source_20_Text">Authorization</text:span> header for all future requests to protected endpoints.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>Python Backend</text:p>
      <text:p text:style-name="P1"/>
      <text:p text:style-name="P1"># 1. Update your package list</text:p>
      <text:p text:style-name="P1">sudo apt update</text:p>
      <text:p text:style-name="P1"/>
      <text:p text:style-name="P1"># 2. Install Python 3, pip (Python's package installer), and venv (for virtual environments)</text:p>
      <text:p text:style-name="P1">sudo apt install python3 python3-pip python3-venv -y</text:p>
      <text:p text:style-name="P1"/>
      <text:p text:style-name="P1"># 3. Install PostgreSQL (a powerful and recommended database for this project)</text:p>
      <text:p text:style-name="P1">sudo apt install postgresql postgresql-contrib -y</text:p>
      <text:p text:style-name="P1"/>
      <text:p text:style-name="P1"># 4. Install Node.js and npm (for the frontend). This uses the NodeSource repository, a common way to get an up-to-date version.</text:p>
      <text:p text:style-name="P1">curl -fsSL https://deb.nodesource.com/setup_lts.x | sudo -E bash -</text:p>
      <text:p text:style-name="P1">sudo apt-get install -y nodejs</text:p>
      <text:p text:style-name="P1"/>
      <text:p text:style-name="P1"># 5. (Optional but highly recommended) Install Git for version control</text:p>
      <text:p text:style-name="P1">sudo apt install git -y</text:p>
      <text:p text:style-name="P1"/>
      <text:p text:style-name="P1">---</text:p>
      <text:p text:style-name="P1"/>
      <text:p text:style-name="P1"># Log in as the default postgres user</text:p>
      <text:p text:style-name="P1">sudo -u postgres psql</text:p>
      <text:p text:style-name="P1"/>
      <text:p text:style-name="P1"># Inside the PostgreSQL prompt, run the following commands:</text:p>
      <text:p text:style-name="P1">CREATE DATABASE food_ordering_db;</text:p>
      <text:p text:style-name="P1">CREATE USER myuser WITH PASSWORD 'mypassword';</text:p>
      <text:p text:style-name="P1">ALTER ROLE myuser SET client_encoding TO 'utf8';</text:p>
      <text:p text:style-name="P1">ALTER ROLE myuser SET default_transaction_isolation TO 'read committed';</text:p>
      <text:p text:style-name="P1">ALTER ROLE myuser SET timezone TO 'UTC';</text:p>
      <text:p text:style-name="P1">GRANT ALL PRIVILEGES ON DATABASE food_ordering_db TO myuser;</text:p>
      <text:p text:style-name="P1">\q</text:p>
      <text:p text:style-name="P1"/>
      <text:p text:style-name="P1">---</text:p>
      <text:p text:style-name="P1"/>
      <text:p text:style-name="P1"># 1. Navigate to your project directory (or create one)</text:p>
      <text:p text:style-name="P1">mkdir food_ordering_project</text:p>
      <text:p text:style-name="P1">cd food_ordering_project</text:p>
      <text:p text:style-name="P1"/>
      <text:p text:style-name="P1"># 2. Create a virtual environment</text:p>
      <text:p text:style-name="P1">python3 -m venv venv</text:p>
      <text:p text:style-name="P1"/>
      <text:p text:style-name="P1"># 3. Activate the virtual environment</text:p>
      <text:p text:style-name="P1">source venv/bin/activate</text:p>
      <text:p text:style-name="P1"/>
      <text:p text:style-name="P1"># You will see (venv) at the beginning of your terminal prompt.</text:p>
      <text:p text:style-name="P1"># Now, install all the necessary Python packages using pip.</text:p>
      <text:p text:style-name="P1"/>
      <text:p text:style-name="P1"><text:soft-page-break/>pip install fastapi "uvicorn[standard]" sqlalchemy "psycopg2-binary" python-jose[cryptography] google-auth python-dotenv passlib</text:p>
      <text:p text:style-name="P1"/>
      <text:p text:style-name="P1">---</text:p>
      <text:p text:style-name="P1"/>
      <text:p text:style-name="P1"># 1. From your main project directory (e.g., food_ordering_project),</text:p>
      <text:p text:style-name="P1"># <text:s text:c="3"/>create a new React app called 'frontend'.</text:p>
      <text:p text:style-name="P1">npx create-react-app frontend</text:p>
      <text:p text:style-name="P1"/>
      <text:p text:style-name="P1"># 2. Navigate into your new frontend directory</text:p>
      <text:p text:style-name="P1">cd frontend</text:p>
      <text:p text:style-name="P1"/>
      <text:p text:style-name="P1"># 3. Install the library for adding the "Login with Google" button</text:p>
      <text:p text:style-name="P1">npm install @react-oauth/google</text:p>
      <text:p text:style-name="P1"/>
      <text:p text:style-name="P1"># 4. (Optional) A library for making API requests to your backend</text:p>
      <text:p text:style-name="P1">npm install axi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9:11:08.020793479</meta:creation-date>
    <dc:date>2025-10-04T20:54:44.064508922</dc:date>
    <meta:editing-duration>PT3H5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5" meta:word-count="628" meta:character-count="3940" meta:non-whitespace-character-count="3386"/>
  </office:meta>
</office:document-meta>
</file>